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0000001FF32577E1ED8EB945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558af" officeooo:paragraph-rsid="000558a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1.2547in" svg:y="0.7083in" svg:width="4.3508in" svg:height="4.4827in" draw:z-index="0"><draw:image xlink:href="Pictures/10000201000001F0000001FF32577E1ED8EB945C.png" xlink:type="simple" xlink:show="embed" xlink:actuate="onLoad"/></draw:frame>MATERIAL DE APOIO: ALGORITMO SHIFT-REDUC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09:57:45.341084181</meta:creation-date>
    <dc:date>2019-02-11T09:58:56.541044866</dc:date>
    <meta:editing-duration>PT1M11S</meta:editing-duration>
    <meta:editing-cycles>1</meta:editing-cycles>
    <meta:document-statistic meta:table-count="0" meta:image-count="1" meta:object-count="0" meta:page-count="1" meta:paragraph-count="1" meta:word-count="5" meta:character-count="41" meta:non-whitespace-character-count="37"/>
    <meta:generator>LibreOffice/5.1.6.2$Linux_X86_64 LibreOffice_project/10m0$Build-2</meta:generator>
  </office:meta>
</office:document-meta>
</file>